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7.34mm" svg:height="122.25mm" svg:x="68.19mm" svg:y="0mm">
            <draw:object draw:notify-on-update-of-ranges="Sheet1.A1:Sheet1.A10 Sheet1.B1:Sheet1.B10 Sheet1.A1:Sheet1.A10 Sheet1.C1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356" calcext:value-type="float">
            <text:p>0.00135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45489" calcext:value-type="float">
            <text:p>0.045489</text:p>
          </table:table-cell>
          <table:table-cell office:value-type="float" office:value="0.030206" calcext:value-type="float">
            <text:p>0.03020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22269" calcext:value-type="float">
            <text:p>0.22269</text:p>
          </table:table-cell>
          <table:table-cell office:value-type="float" office:value="0.13298" calcext:value-type="float">
            <text:p>0.1329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63189" calcext:value-type="float">
            <text:p>0.63189</text:p>
          </table:table-cell>
          <table:table-cell office:value-type="float" office:value="0.35145" calcext:value-type="float">
            <text:p>0.3514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.3638" calcext:value-type="float">
            <text:p>1.3638</text:p>
          </table:table-cell>
          <table:table-cell office:value-type="float" office:value="0.73081" calcext:value-type="float">
            <text:p>0.73081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.5248" calcext:value-type="float">
            <text:p>2.5248</text:p>
          </table:table-cell>
          <table:table-cell office:value-type="float" office:value="1.3222" calcext:value-type="float">
            <text:p>1.3222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4.201" calcext:value-type="float">
            <text:p>4.201</text:p>
          </table:table-cell>
          <table:table-cell office:value-type="float" office:value="2.2027" calcext:value-type="float">
            <text:p>2.2027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6.5295" calcext:value-type="float">
            <text:p>6.5295</text:p>
          </table:table-cell>
          <table:table-cell office:value-type="float" office:value="3.3823" calcext:value-type="float">
            <text:p>3.3823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9.5929" calcext:value-type="float">
            <text:p>9.5929</text:p>
          </table:table-cell>
          <table:table-cell office:value-type="float" office:value="4.9153" calcext:value-type="float">
            <text:p>4.9153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3.526" calcext:value-type="float">
            <text:p>13.526</text:p>
          </table:table-cell>
          <table:table-cell office:value-type="float" office:value="6.844" calcext:value-type="float">
            <text:p>6.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18:51.915429167</meta:creation-date>
    <dc:date>2019-08-22T15:33:27.372800982</dc:date>
    <meta:editing-duration>PT3M5S</meta:editing-duration>
    <meta:editing-cycles>1</meta:editing-cycles>
    <meta:document-statistic meta:table-count="1" meta:cell-count="30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35cm" svg:height="12.226cm" xlink:href=".." xlink:type="simple" chart:class="chart:scatter" chart:style-name="ch1">
        <chart:legend chart:legend-position="end" svg:x="19.015cm" svg:y="5.565cm" style:legend-expansion="high" chart:style-name="ch2"/>
        <chart:plot-area chart:style-name="ch3" table:cell-range-address="Sheet1.A1:Sheet1.C10" chart:data-source-has-labels="row" svg:x="1.445cm" svg:y="0.244cm" svg:width="17.136cm" svg:height="10.757cm">
          <chartooo:coordinate-region svg:x="1.881cm" svg:y="0.443cm" svg:width="16.05cm" svg:height="9.911cm"/>
          <chart:axis chart:dimension="x" chart:name="primary-x" chart:style-name="ch4">
            <chart:title svg:x="8.315cm" svg:y="11.245cm" chart:style-name="ch5">
              <text:p>Number of elements -&gt;</text:p>
            </chart:title>
          </chart:axis>
          <chart:axis chart:dimension="y" chart:name="primary-y" chart:style-name="ch4">
            <chart:title svg:x="0.451cm" svg:y="6.314cm" chart:style-name="ch6">
              <text:p>Seconds</text:p>
            </chart:title>
            <chart:grid chart:style-name="ch7" chart:class="major"/>
          </chart:axis>
          <chart:series chart:style-name="ch8" chart:values-cell-range-address="Sheet1.B1:Sheet1.B10" loext:label-string="bubble" chart:class="chart:scatter">
            <chart:domain table:cell-range-address="Sheet1.A1:Sheet1.A10"/>
            <chart:data-point chart:repeated="10"/>
          </chart:series>
          <chart:series chart:style-name="ch9" chart:values-cell-range-address="Sheet1.C1:Sheet1.C10" loext:label-string="selection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</table:table-cell>
              <table:table-cell office:value-type="string">
                <text:p>sel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1:Sheet1.A10</svg:desc>
                </draw:g>
              </table:table-cell>
              <table:table-cell office:value-type="float" office:value="0.001181">
                <text:p>0.001181</text:p>
                <draw:g>
                  <svg:desc>Sheet1.B1:Sheet1.B10</svg:desc>
                </draw:g>
              </table:table-cell>
              <table:table-cell office:value-type="float" office:value="0.001356">
                <text:p>0.001356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">
                <text:p>5500</text:p>
              </table:table-cell>
              <table:table-cell office:value-type="float" office:value="0.045489">
                <text:p>0.045489</text:p>
              </table:table-cell>
              <table:table-cell office:value-type="float" office:value="0.030206">
                <text:p>0.030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0">
                <text:p>10500</text:p>
              </table:table-cell>
              <table:table-cell office:value-type="float" office:value="0.22269">
                <text:p>0.22269</text:p>
              </table:table-cell>
              <table:table-cell office:value-type="float" office:value="0.13298">
                <text:p>0.13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0">
                <text:p>15500</text:p>
              </table:table-cell>
              <table:table-cell office:value-type="float" office:value="0.63189">
                <text:p>0.63189</text:p>
              </table:table-cell>
              <table:table-cell office:value-type="float" office:value="0.35145">
                <text:p>0.3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00">
                <text:p>20500</text:p>
              </table:table-cell>
              <table:table-cell office:value-type="float" office:value="1.3638">
                <text:p>1.3638</text:p>
              </table:table-cell>
              <table:table-cell office:value-type="float" office:value="0.73081">
                <text:p>0.73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0">
                <text:p>25500</text:p>
              </table:table-cell>
              <table:table-cell office:value-type="float" office:value="2.5248">
                <text:p>2.5248</text:p>
              </table:table-cell>
              <table:table-cell office:value-type="float" office:value="1.3222">
                <text:p>1.3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00">
                <text:p>30500</text:p>
              </table:table-cell>
              <table:table-cell office:value-type="float" office:value="4.201">
                <text:p>4.201</text:p>
              </table:table-cell>
              <table:table-cell office:value-type="float" office:value="2.2027">
                <text:p>2.2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00">
                <text:p>35500</text:p>
              </table:table-cell>
              <table:table-cell office:value-type="float" office:value="6.5295">
                <text:p>6.5295</text:p>
              </table:table-cell>
              <table:table-cell office:value-type="float" office:value="3.3823">
                <text:p>3.3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00">
                <text:p>40500</text:p>
              </table:table-cell>
              <table:table-cell office:value-type="float" office:value="9.5929">
                <text:p>9.5929</text:p>
              </table:table-cell>
              <table:table-cell office:value-type="float" office:value="4.9153">
                <text:p>4.9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00">
                <text:p>45500</text:p>
              </table:table-cell>
              <table:table-cell office:value-type="float" office:value="13.526">
                <text:p>13.526</text:p>
              </table:table-cell>
              <table:table-cell office:value-type="float" office:value="6.844">
                <text:p>6.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